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in" fo:margin-left="1.9285in" table:align="left"/>
    </style:style>
    <style:style style:name="Table1.A" style:family="table-column">
      <style:table-column-properties style:column-width="1.4208in"/>
    </style:style>
    <style:style style:name="Table1.B" style:family="table-column">
      <style:table-column-properties style:column-width="1.0792in"/>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P1" style:family="paragraph" style:parent-style-name="Table_20_Contents">
      <style:paragraph-properties fo:text-align="start" style:justify-single-word="false"/>
      <style:text-properties style:font-name="Liberation Sans" fo:font-size="14pt" officeooo:rsid="00000e1c" officeooo:paragraph-rsid="001b7ea9" style:font-name-asian="Noto Sans CJK SC Regular" style:font-size-asian="12.25pt" style:font-name-complex="FreeSans" style:font-size-complex="14pt"/>
    </style:style>
    <style:style style:name="P2" style:family="paragraph" style:parent-style-name="Subtitle">
      <style:text-properties fo:font-size="14pt" officeooo:rsid="00038081" officeooo:paragraph-rsid="001b7ea9" style:font-size-asian="12.25pt" style:font-size-complex="14pt"/>
    </style:style>
    <style:style style:name="P3" style:family="paragraph" style:parent-style-name="Title">
      <style:text-properties officeooo:rsid="00000e1c" officeooo:paragraph-rsid="001b7ea9"/>
    </style:style>
    <style:style style:name="P4" style:family="paragraph" style:parent-style-name="Text_20_body">
      <style:paragraph-properties fo:text-align="justify" style:justify-single-word="false"/>
      <style:text-properties fo:font-size="12pt" fo:font-style="italic" officeooo:rsid="00038081" officeooo:paragraph-rsid="001b7ea9" style:font-size-asian="12pt" style:font-style-asian="italic" style:font-size-complex="12pt" style:font-style-complex="italic"/>
    </style:style>
    <style:style style:name="P5" style:family="paragraph" style:parent-style-name="Text_20_body">
      <style:text-properties officeooo:rsid="0001413d" officeooo:paragraph-rsid="001b7ea9"/>
    </style:style>
    <style:style style:name="P6" style:family="paragraph" style:parent-style-name="Text_20_body">
      <style:text-properties officeooo:rsid="0004a87b" officeooo:paragraph-rsid="001b7ea9"/>
    </style:style>
    <style:style style:name="P7" style:family="paragraph" style:parent-style-name="Text_20_body">
      <style:text-properties officeooo:rsid="001ca055" officeooo:paragraph-rsid="001ca055"/>
    </style:style>
    <style:style style:name="P8" style:family="paragraph" style:parent-style-name="Text_20_body">
      <style:text-properties officeooo:rsid="001d6049" officeooo:paragraph-rsid="001d6049"/>
    </style:style>
    <style:style style:name="P9" style:family="paragraph" style:parent-style-name="Text_20_body">
      <style:text-properties officeooo:rsid="001e570a" officeooo:paragraph-rsid="001e570a"/>
    </style:style>
    <style:style style:name="P10" style:family="paragraph" style:parent-style-name="Text_20_body">
      <style:text-properties officeooo:paragraph-rsid="001e81f8"/>
    </style:style>
    <style:style style:name="P11" style:family="paragraph" style:parent-style-name="Text_20_body" style:list-style-name="L1">
      <style:text-properties fo:font-weight="bold" officeooo:rsid="00204e88" officeooo:paragraph-rsid="00204e88" style:font-weight-asian="bold" style:font-weight-complex="bold"/>
    </style:style>
    <style:style style:name="P12" style:family="paragraph" style:parent-style-name="Heading_20_1">
      <style:text-properties officeooo:rsid="0001413d" officeooo:paragraph-rsid="001b7ea9"/>
    </style:style>
    <style:style style:name="P13" style:family="paragraph" style:parent-style-name="Heading_20_1">
      <style:text-properties officeooo:rsid="0004a87b" officeooo:paragraph-rsid="001b7ea9"/>
    </style:style>
    <style:style style:name="P14" style:family="paragraph" style:parent-style-name="Heading_20_1">
      <style:paragraph-properties fo:break-before="page"/>
      <style:text-properties officeooo:rsid="001ca055" officeooo:paragraph-rsid="001ca055"/>
    </style:style>
    <style:style style:name="P15" style:family="paragraph" style:parent-style-name="Heading_20_2">
      <style:text-properties officeooo:rsid="001ca055" officeooo:paragraph-rsid="001ca055"/>
    </style:style>
    <style:style style:name="P16" style:family="paragraph" style:parent-style-name="Heading_20_2">
      <style:paragraph-properties fo:break-before="page"/>
      <style:text-properties officeooo:rsid="001e81f8" officeooo:paragraph-rsid="001e81f8"/>
    </style:style>
    <style:style style:name="T1" style:family="text">
      <style:text-properties officeooo:rsid="000d9589"/>
    </style:style>
    <style:style style:name="T2" style:family="text">
      <style:text-properties officeooo:rsid="0011fc1c"/>
    </style:style>
    <style:style style:name="T3" style:family="text">
      <style:text-properties officeooo:rsid="00036129"/>
    </style:style>
    <style:style style:name="T4" style:family="text">
      <style:text-properties fo:font-weight="bold" style:font-weight-asian="bold" style:font-weight-complex="bold"/>
    </style:style>
    <style:style style:name="T5" style:family="text">
      <style:text-properties fo:font-weight="bold" officeooo:rsid="00036129" style:font-weight-asian="bold" style:font-weight-complex="bold"/>
    </style:style>
    <style:style style:name="T6" style:family="text">
      <style:text-properties officeooo:rsid="001b7ea9"/>
    </style:style>
    <style:style style:name="T7" style:family="text">
      <style:text-properties officeooo:rsid="00204e88"/>
    </style:style>
    <style:style style:name="T8" style:family="text">
      <style:text-properties fo:font-weight="normal" style:font-weight-asian="normal" style:font-weight-complex="normal"/>
    </style:style>
    <style:style style:name="T9" style:family="text">
      <style:text-properties fo:font-weight="normal" officeooo:rsid="00210ee5"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 <text:span text:style-name="T7">3</text:span></text:p>
      <table:table table:name="Table1" table:style-name="Table1">
        <table:table-column table:style-name="Table1.A"/>
        <table:table-column table:style-name="Table1.B"/>
        <table:table-row>
          <table:table-cell table:style-name="Table1.A1" office:value-type="string">
            <text:p text:style-name="P1">Name:</text:p>
          </table:table-cell>
          <table:table-cell table:style-name="Table1.B1" office:value-type="string">
            <text:p text:style-name="P1">Tomer Gill</text:p>
          </table:table-cell>
        </table:table-row>
        <table:table-row>
          <table:table-cell table:style-name="Table1.A2" office:value-type="string">
            <text:p text:style-name="P1">ID:</text:p>
          </table:table-cell>
          <table:table-cell table:style-name="Table1.B2" office:value-type="string">
            <text:p text:style-name="P1">318459450</text:p>
          </table:table-cell>
        </table:table-row>
        <table:table-row>
          <table:table-cell table:style-name="Table1.A2" office:value-type="string">
            <text:p text:style-name="P1">U2 User Name:</text:p>
          </table:table-cell>
          <table:table-cell table:style-name="Table1.B2" office:value-type="string">
            <text:p text:style-name="P1"><text:s/>gilltom</text:p>
          </table:table-cell>
        </table:table-row>
      </table:table>
      <text:p text:style-name="P2"/>
      <text:p text:style-name="P4">* I’ve worked with the PyTorch framework, using <text:span text:style-name="T1">ADAM optimizer and </text:span>mini-batches on train and dev, but not on test. <text:span text:style-name="T6">I’ve also decided to keep training the embedding matrix along the rest of the neural network.</text:span></text:p>
      <text:h text:style-name="P12" text:outline-level="1"><text:span text:style-name="T2">Parameters</text:span>:</text:h>
      <text:p text:style-name="P5">Run parameters <text:span text:style-name="T3">for </text:span><text:span text:style-name="T5">POS</text:span>:</text:p>
      <text:p text:style-name="P8">*<text:tab/>Number of iterations: 5</text:p>
      <text:p text:style-name="P8">*<text:tab/>Learning rate: 0.001</text:p>
      <text:p text:style-name="P8">*<text:tab/>Batch size: 800</text:p>
      <text:p text:style-name="P8">*<text:tab/>Hidden dimension size: 200</text:p>
      <text:p text:style-name="P6">Run parameters for <text:span text:style-name="T4">NER</text:span>:</text:p>
      <text:p text:style-name="P9">*<text:tab/>Number of iterations: 5</text:p>
      <text:p text:style-name="P9">*<text:tab/>Learning rate: 0.01</text:p>
      <text:p text:style-name="P9">*<text:tab/>Batch size: 1000</text:p>
      <text:p text:style-name="P9">*<text:tab/>Hidden dimension size: 100</text:p>
      <text:h text:style-name="P13" text:outline-level="1">Considerations:</text:h>
      <text:list xml:id="list6445282978524396878" text:style-name="L1">
        <text:list-item>
          <text:p text:style-name="P11">To handle the pre-trained words were lower-case <text:span text:style-name="T8">I’ve decided to convert all words seen on TRAIN or DEV to lower case as well, at the cost of the additional context the case of the letters would have granted me.</text:span></text:p>
        </text:list-item>
        <text:list-item>
          <text:p text:style-name="P11">Words who are not part of the pre-trained vocabulary <text:span text:style-name="T8">were added to it and given a new random embedding vector. Since I’ve decided to keep training the embedding vectors </text:span><text:span text:style-name="T9">along</text:span><text:span text:style-name="T8"> the training of the neural network, </text:span><text:span text:style-name="T9">it will not harm the tagging of words in the vocabulary and in the same time will be trained to tag words who are not in it.</text:span></text:p>
        </text:list-item>
      </text:list>
      <text:h text:style-name="P14" text:outline-level="1">Graphs</text:h>
      <text:h text:style-name="P15" text:outline-level="2"><draw:frame draw:style-name="fr1" draw:name="Object1" text:anchor-type="paragraph" svg:x="0.1972in" svg:y="0.6472in" svg:width="6.2984in" svg:height="3.5453in" draw:z-index="0"><draw:object xlink:href="./Object 1" xlink:type="simple" xlink:show="embed" xlink:actuate="onLoad"/><draw:image xlink:href="./ObjectReplacements/Object 1" xlink:type="simple" xlink:show="embed" xlink:actuate="onLoad"/></draw:frame>POS</text:h>
      <text:p text:style-name="P7"><draw:frame draw:style-name="fr1" draw:name="Object2" text:anchor-type="paragraph" svg:x="0.2047in" svg:y="4.0173in" svg:width="6.2984in" svg:height="3.5457in" draw:z-index="1"><draw:object xlink:href="./Object 2" xlink:type="simple" xlink:show="embed" xlink:actuate="onLoad"/><draw:image xlink:href="./ObjectReplacements/Object 2" xlink:type="simple" xlink:show="embed" xlink:actuate="onLoad"/></draw:frame></text:p>
      <text:h text:style-name="P16" text:outline-level="2">NER</text:h>
      <text:p text:style-name="P10"><draw:frame draw:style-name="fr1" draw:name="Object3" text:anchor-type="paragraph" svg:x="0.1953in" svg:y="0.3272in" svg:width="6.3035in" svg:height="3.5457in" draw:z-index="2"><draw:object xlink:href="./Object 3" xlink:type="simple" xlink:show="embed" xlink:actuate="onLoad"/><draw:image xlink:href="./ObjectReplacements/Object 3" xlink:type="simple" xlink:show="embed" xlink:actuate="onLoad"/></draw:frame></text:p>
      <text:p text:style-name="P10"/>
      <text:p text:style-name="P10"><draw:frame draw:style-name="fr2" draw:name="Object4" text:anchor-type="paragraph" svg:width="6.3035in" svg:height="3.5472in" draw:z-index="3"><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3:49:31.295643107</meta:creation-date>
    <dc:date>2017-12-09T13:19:29.672093443</dc:date>
    <meta:editing-duration>PT3H59M53S</meta:editing-duration>
    <meta:editing-cycles>7</meta:editing-cycles>
    <meta:generator>LibreOffice/5.1.6.2$Linux_X86_64 LibreOffice_project/10m0$Build-2</meta:generator>
    <meta:document-statistic meta:table-count="1" meta:image-count="0" meta:object-count="4" meta:page-count="3" meta:paragraph-count="25" meta:word-count="200" meta:character-count="1077" meta:non-whitespace-character-count="9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4cm" xlink:href="." xlink:type="simple" chart:class="chart:line" chart:style-name="ch1">
        <chart:title svg:x="2.611cm" svg:y="0.316cm" chart:style-name="ch2">
          <text:p>POS DEV Loss Using Pre-trained Embedding Vectors</text:p>
        </chart:title>
        <chart:subtitle svg:x="6.196cm" svg:y="1.275cm" chart:style-name="ch3">
          <text:p>By Iteration Number</text:p>
        </chart:subtitle>
        <chart:plot-area chart:style-name="ch4" chart:data-source-has-labels="both" svg:x="1.33cm" svg:y="2.138cm" svg:width="14.349cm" svg:height="5.705cm">
          <chartooo:coordinate-region svg:x="2.242cm" svg:y="2.338cm" svg:width="13.344cm" svg:height="4.859cm"/>
          <chart:axis chart:dimension="x" chart:name="primary-x" chart:style-name="ch5" chartooo:axis-type="auto">
            <chartooo:date-scale/>
            <chart:title svg:x="7.865cm" svg:y="8.023cm" chart:style-name="ch6">
              <text:p>iteration</text:p>
            </chart:title>
            <chart:categories table:cell-range-address="local-table.$A$2:.$A$6"/>
            <chart:grid chart:style-name="ch7" chart:class="major"/>
          </chart:axis>
          <chart:axis chart:dimension="y" chart:name="primary-y" chart:style-name="ch5">
            <chart:title svg:x="0.451cm" svg:y="5.682cm" chart:style-name="ch8">
              <text:p>avg. loss</text:p>
            </chart:title>
            <chart:grid chart:style-name="ch7"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v_loss </text:p>
              </table:table-cell>
            </table:table-row>
          </table:table-header-rows>
          <table:table-rows>
            <table:table-row>
              <table:table-cell office:value-type="float" office:value="0">
                <text:p>0</text:p>
              </table:table-cell>
              <table:table-cell office:value-type="float" office:value="0.201306">
                <text:p>0.201306</text:p>
              </table:table-cell>
            </table:table-row>
            <table:table-row>
              <table:table-cell office:value-type="float" office:value="1">
                <text:p>1</text:p>
              </table:table-cell>
              <table:table-cell office:value-type="float" office:value="0.179181">
                <text:p>0.179181</text:p>
              </table:table-cell>
            </table:table-row>
            <table:table-row>
              <table:table-cell office:value-type="float" office:value="2">
                <text:p>2</text:p>
              </table:table-cell>
              <table:table-cell office:value-type="float" office:value="0.180416">
                <text:p>0.180416</text:p>
              </table:table-cell>
            </table:table-row>
            <table:table-row>
              <table:table-cell office:value-type="float" office:value="3">
                <text:p>3</text:p>
              </table:table-cell>
              <table:table-cell office:value-type="float" office:value="0.181348">
                <text:p>0.181348</text:p>
              </table:table-cell>
            </table:table-row>
            <table:table-row>
              <table:table-cell office:value-type="float" office:value="4">
                <text:p>4</text:p>
              </table:table-cell>
              <table:table-cell office:value-type="float" office:value="0.188445">
                <text:p>0.1884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2.161cm" svg:y="0.316cm" chart:style-name="ch2">
          <text:p>POS DEV Accuracy Using Pre-trained Embedding Vectors</text:p>
        </chart:title>
        <chart:subtitle svg:x="6.196cm" svg:y="1.275cm" chart:style-name="ch3">
          <text:p>By Iteration Number</text:p>
        </chart:subtitle>
        <chart:plot-area chart:style-name="ch4" chart:data-source-has-labels="both" svg:x="1.33cm" svg:y="2.138cm" svg:width="14.349cm" svg:height="5.707cm">
          <chartooo:coordinate-region svg:x="2.745cm" svg:y="2.337cm" svg:width="12.84cm" svg:height="4.861cm"/>
          <chart:axis chart:dimension="x" chart:name="primary-x" chart:style-name="ch5" chartooo:axis-type="auto">
            <chartooo:date-scale/>
            <chart:title svg:x="7.865cm" svg:y="8.025cm" chart:style-name="ch6">
              <text:p>iteration</text:p>
            </chart:title>
            <chart:categories table:cell-range-address="local-table.$A$2:.$A$6"/>
            <chart:grid chart:style-name="ch7" chart:class="major"/>
          </chart:axis>
          <chart:axis chart:dimension="y" chart:name="primary-y" chart:style-name="ch8">
            <chart:title svg:x="0.451cm" svg:y="5.71cm" chart:style-name="ch9">
              <text:p>Accuracy</text:p>
            </chart:title>
            <chart:grid chart:style-name="ch7" chart:class="major"/>
          </chart:axis>
          <chart:series chart:style-name="ch10" chart:values-cell-range-address="local-table.$B$2:.$B$6" chart:label-cell-address="local-table.$B$1" chart:class="chart:line">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v_acc </text:p>
              </table:table-cell>
            </table:table-row>
          </table:table-header-rows>
          <table:table-rows>
            <table:table-row>
              <table:table-cell office:value-type="float" office:value="0">
                <text:p>0</text:p>
              </table:table-cell>
              <table:table-cell office:value-type="float" office:value="0.9403">
                <text:p>0.9403</text:p>
              </table:table-cell>
            </table:table-row>
            <table:table-row>
              <table:table-cell office:value-type="float" office:value="1">
                <text:p>1</text:p>
              </table:table-cell>
              <table:table-cell office:value-type="float" office:value="0.9487">
                <text:p>0.9487</text:p>
              </table:table-cell>
            </table:table-row>
            <table:table-row>
              <table:table-cell office:value-type="float" office:value="2">
                <text:p>2</text:p>
              </table:table-cell>
              <table:table-cell office:value-type="float" office:value="0.9497">
                <text:p>0.9497</text:p>
              </table:table-cell>
            </table:table-row>
            <table:table-row>
              <table:table-cell office:value-type="float" office:value="3">
                <text:p>3</text:p>
              </table:table-cell>
              <table:table-cell office:value-type="float" office:value="0.9521">
                <text:p>0.9521</text:p>
              </table:table-cell>
            </table:table-row>
            <table:table-row>
              <table:table-cell office:value-type="float" office:value="4">
                <text:p>4</text:p>
              </table:table-cell>
              <table:table-cell office:value-type="float" office:value="0.9516">
                <text:p>0.95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6cm" xlink:href="." xlink:type="simple" chart:class="chart:line" chart:style-name="ch1">
        <chart:title svg:x="2.617cm" svg:y="0.316cm" chart:style-name="ch2">
          <text:p>NER DEV Loss Using Pre-trained Embedding Vectors</text:p>
        </chart:title>
        <chart:subtitle svg:x="6.202cm" svg:y="1.275cm" chart:style-name="ch3">
          <text:p>By Iteration Number</text:p>
        </chart:subtitle>
        <chart:plot-area chart:style-name="ch4" chart:data-source-has-labels="both" svg:x="1.331cm" svg:y="2.138cm" svg:width="14.359cm" svg:height="5.707cm">
          <chartooo:coordinate-region svg:x="2.243cm" svg:y="2.337cm" svg:width="13.353cm" svg:height="4.861cm"/>
          <chart:axis chart:dimension="x" chart:name="primary-x" chart:style-name="ch5" chartooo:axis-type="auto">
            <chartooo:date-scale/>
            <chart:title svg:x="7.871cm" svg:y="8.025cm" chart:style-name="ch6">
              <text:p>iteration</text:p>
            </chart:title>
            <chart:categories table:cell-range-address="local-table.$A$2:.$A$6"/>
            <chart:grid chart:style-name="ch7" chart:class="major"/>
          </chart:axis>
          <chart:axis chart:dimension="y" chart:name="primary-y" chart:style-name="ch5">
            <chart:title svg:x="0.451cm" svg:y="5.683cm" chart:style-name="ch8">
              <text:p>avg. loss</text:p>
            </chart:title>
            <chart:grid chart:style-name="ch7"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v_loss </text:p>
              </table:table-cell>
            </table:table-row>
          </table:table-header-rows>
          <table:table-rows>
            <table:table-row>
              <table:table-cell office:value-type="float" office:value="0">
                <text:p>0</text:p>
              </table:table-cell>
              <table:table-cell office:value-type="float" office:value="0.150254">
                <text:p>0.150254</text:p>
              </table:table-cell>
            </table:table-row>
            <table:table-row>
              <table:table-cell office:value-type="float" office:value="1">
                <text:p>1</text:p>
              </table:table-cell>
              <table:table-cell office:value-type="float" office:value="0.157368">
                <text:p>0.157368</text:p>
              </table:table-cell>
            </table:table-row>
            <table:table-row>
              <table:table-cell office:value-type="float" office:value="2">
                <text:p>2</text:p>
              </table:table-cell>
              <table:table-cell office:value-type="float" office:value="0.186612">
                <text:p>0.186612</text:p>
              </table:table-cell>
            </table:table-row>
            <table:table-row>
              <table:table-cell office:value-type="float" office:value="3">
                <text:p>3</text:p>
              </table:table-cell>
              <table:table-cell office:value-type="float" office:value="0.205019">
                <text:p>0.205019</text:p>
              </table:table-cell>
            </table:table-row>
            <table:table-row>
              <table:table-cell office:value-type="float" office:value="4">
                <text:p>4</text:p>
              </table:table-cell>
              <table:table-cell office:value-type="float" office:value="0.209585">
                <text:p>0.2095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cm" svg:height="9.009cm" xlink:href="." xlink:type="simple" chart:class="chart:line" chart:style-name="ch1">
        <chart:title svg:x="2.246cm" svg:y="0.316cm" chart:style-name="ch2">
          <text:p>NER DEV Accuracy Using Pre-trained Embedding Vectos</text:p>
        </chart:title>
        <chart:subtitle svg:x="6.202cm" svg:y="1.275cm" chart:style-name="ch3">
          <text:p>By Iteration Number</text:p>
        </chart:subtitle>
        <chart:plot-area chart:style-name="ch4" chart:data-source-has-labels="both" svg:x="1.331cm" svg:y="2.138cm" svg:width="14.359cm" svg:height="5.71cm">
          <chartooo:coordinate-region svg:x="2.746cm" svg:y="2.337cm" svg:width="12.85cm" svg:height="4.864cm"/>
          <chart:axis chart:dimension="x" chart:name="primary-x" chart:style-name="ch5" chartooo:axis-type="auto">
            <chartooo:date-scale/>
            <chart:title svg:x="7.871cm" svg:y="8.028cm" chart:style-name="ch6">
              <text:p>iteration</text:p>
            </chart:title>
            <chart:categories table:cell-range-address="local-table.$A$2:.$A$6"/>
            <chart:grid chart:style-name="ch7" chart:class="major"/>
          </chart:axis>
          <chart:axis chart:dimension="y" chart:name="primary-y" chart:style-name="ch8">
            <chart:title svg:x="0.451cm" svg:y="5.698cm" chart:style-name="ch9">
              <text:p>accuracy</text:p>
            </chart:title>
            <chart:grid chart:style-name="ch7" chart:class="major"/>
          </chart:axis>
          <chart:series chart:style-name="ch10" chart:values-cell-range-address="local-table.$B$2:.$B$6" chart:label-cell-address="local-table.$B$1" chart:class="chart:line">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v_acc </text:p>
              </table:table-cell>
            </table:table-row>
          </table:table-header-rows>
          <table:table-rows>
            <table:table-row>
              <table:table-cell office:value-type="float" office:value="0">
                <text:p>0</text:p>
              </table:table-cell>
              <table:table-cell office:value-type="float" office:value="0.7501">
                <text:p>0.7501</text:p>
              </table:table-cell>
            </table:table-row>
            <table:table-row>
              <table:table-cell office:value-type="float" office:value="1">
                <text:p>1</text:p>
              </table:table-cell>
              <table:table-cell office:value-type="float" office:value="0.7609">
                <text:p>0.7609</text:p>
              </table:table-cell>
            </table:table-row>
            <table:table-row>
              <table:table-cell office:value-type="float" office:value="2">
                <text:p>2</text:p>
              </table:table-cell>
              <table:table-cell office:value-type="float" office:value="0.7614">
                <text:p>0.7614</text:p>
              </table:table-cell>
            </table:table-row>
            <table:table-row>
              <table:table-cell office:value-type="float" office:value="3">
                <text:p>3</text:p>
              </table:table-cell>
              <table:table-cell office:value-type="float" office:value="0.7626">
                <text:p>0.7626</text:p>
              </table:table-cell>
            </table:table-row>
            <table:table-row>
              <table:table-cell office:value-type="float" office:value="4">
                <text:p>4</text:p>
              </table:table-cell>
              <table:table-cell office:value-type="float" office:value="0.7655">
                <text:p>0.765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